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5-14T20:11:29.52</dc:date>
    <meta:editing-duration>P1DT5H6M25S</meta:editing-duration>
    <meta:editing-cycles>1586</meta:editing-cycles>
    <meta:generator>OpenOffice/4.1.1$Win32 OpenOffice.org_project/411m6$Build-9775</meta:generator>
    <dc:creator>Théo </dc:creator>
    <meta:document-statistic meta:table-count="0" meta:image-count="0" meta:object-count="0" meta:page-count="14" meta:paragraph-count="90" meta:word-count="7252" meta:character-count="44017"/>
  </office:meta>
</office:document-meta>
</file>